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4AED169BB80E68F9.png" manifest:media-type="image/png"/>
  <manifest:file-entry manifest:full-path="Pictures/10000000000002000000020069AA89FB011069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officeooo:paragraph-rsid="0015cef0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style:font-name-asian="Arial1" style:font-size-asian="10pt" style:font-name-complex="Arial1" style:font-size-complex="10pt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style:page-number="1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 style:list-style-name="WWNum2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0" style:family="paragraph" style:parent-style-name="Standard" style:list-style-name="WWNum1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4" style:family="text">
      <style:text-properties fo:color="#1155cc"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T5" style:family="text">
      <style:text-properties officeooo:rsid="001666a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TEUS FELIPE INOCENTINI</text:p>
      <text:p text:style-name="P4">Brasileiro, 23 anos, Solteiro.</text:p>
      <text:p text:style-name="P4">São Carlos/SP.</text:p>
      <text:p text:style-name="P4">Tel.: (16) 99233-3137.</text:p>
      <text:p text:style-name="P7">E-mail: mateus.inocentini@gmail.com.</text:p>
      <text:p text:style-name="P3"/>
      <text:p text:style-name="P1"><text:span text:style-name="T1">Objetivo</text:span><text:span text:style-name="T2">:</text:span></text:p>
      <text:p text:style-name="P5">Atuar na área Tecnológica exercendo toda experiência adquirida em prol da empresa para</text:p>
      <text:p text:style-name="P5">obtenção de resultados positivos e satisfação da companhia, cliente e colaboradores.</text:p>
      <text:p text:style-name="P5"/>
      <text:p text:style-name="P3">Perfil profissional:</text:p>
      <text:p text:style-name="P5">Habilidade em relacionamento interpessoal e vocação a promover e destacar informações.</text:p>
      <text:p text:style-name="P5">Espírito proativo, motivacional, participativo e acolhedor. Envolvimento e comprometimento,</text:p>
      <text:p text:style-name="P5">boa comunicação verbal e escrita, habilidades para trabalhos que exijam agilidade e lógica de</text:p>
      <text:p text:style-name="P5">desenvolvimento, facilidade de aprendizado em atividades variadas junto a tecnológica, boa</text:p>
      <text:p text:style-name="P5">apresentação e sensibilidade em identificar e atender as ansiedades dos clientes interno e</text:p>
      <text:p text:style-name="P5">externo.</text:p>
      <text:p text:style-name="P5"/>
      <text:p text:style-name="P3">Formação:</text:p>
      <text:p text:style-name="P6">Instituto Federal de Educação, Ciência e Tecnologia São Paulo <text:span text:style-name="T5">campus</text:span> São Carlos.</text:p>
      <text:p text:style-name="P1"><text:span text:style-name="T3">Curso:</text:span><text:span text:style-name="T2"> Análise e desenvolvimento de Sistemas.</text:span></text:p>
      <text:p text:style-name="P1"><text:span text:style-name="T3">Período:</text:span><text:span text:style-name="T2"> 06/2016 a 06/2019.</text:span></text:p>
      <text:p text:style-name="P5"/>
      <text:p text:style-name="P3">Habilidades:</text:p>
      <text:p text:style-name="P5">Idiomas: Inglês intermediário.</text:p>
      <text:p text:style-name="P5">Linguagens de programação: C/C++, C#, Java, Android<text:span text:style-name="T5">(básico)</text:span>.</text:p>
      <text:p text:style-name="P5">Banco de dados: MYSQL, ORACLE, SQLITE (básico).</text:p>
      <text:p text:style-name="P5"/>
      <text:p text:style-name="P3">Histórico Profissional:</text:p>
      <text:list xml:id="list7776603846769510440" text:style-name="WWNum2">
        <text:list-item>
          <text:p text:style-name="P9">Sercont Serviços Contábeis S.A.</text:p>
        </text:list-item>
      </text:list>
      <text:p text:style-name="P1"><text:span text:style-name="T3">Cargo:</text:span><text:span text:style-name="T2"> Auxiliar Administrativo.</text:span></text:p>
      <text:p text:style-name="P1"><text:span text:style-name="T3">Período:</text:span><text:span text:style-name="T2"> 01/2011 a 12/2014.</text:span></text:p>
      <text:p text:style-name="P6">Atribuições do cargo:</text:p>
      <text:p text:style-name="P5">Preparação de minutas contratuais bem como abertura, alterações e encerramentos de</text:p>
      <text:p text:style-name="P5">empresas. Legalização de pessoas físicas e jurídicas junto aos órgãos governamentais</text:p>
      <text:p text:style-name="P5">municipais e federais. Executando as atividades bem como, alimentação de planilhas e</text:p>
      <text:p text:style-name="P5">sistemas, atendimento à supervisão e arquivos diversos. Atuando na elaboração de relatórios</text:p>
      <text:p text:style-name="P5">gerenciais e demais atividades.</text:p>
      <text:list xml:id="list2951899220529686085" text:style-name="WWNum1">
        <text:list-item>
          <text:p text:style-name="P10">Inbrands S.A.</text:p>
        </text:list-item>
      </text:list>
      <text:p text:style-name="P1"><text:span text:style-name="T3">Cargo:</text:span><text:span text:style-name="T2"> Operador de Caixa.</text:span></text:p>
      <text:p text:style-name="P1"><text:span text:style-name="T3">Período:</text:span><text:span text:style-name="T2"> 12/2015 a 06/2016.</text:span></text:p>
      <text:p text:style-name="P6">Atribuições do cargo:</text:p>
      <text:p text:style-name="P5">Responsável pela parte gerencial e administrativa, bem como marketing, relatórios fiscais e</text:p>
      <text:p text:style-name="P5">planilhas financeiras, emissão e digitação de notas fiscais, organização de estoque e</text:p>
      <text:p text:style-name="P5">suprimentos de escritório, atendimento ao público e vendas.</text:p>
      <text:list xml:id="list759718145170659111" text:style-name="WWNum3">
        <text:list-item>
          <text:p text:style-name="P11">Instituto Federal de Educação, Ciência e Tecnologia de São Paulo <text:span text:style-name="T5">campus</text:span> São Carlos.</text:p>
        </text:list-item>
      </text:list>
      <text:p text:style-name="P1"><text:span text:style-name="T3">Cargo:</text:span><text:span text:style-name="T2"> Estagiário em T.I.</text:span></text:p>
      <text:p text:style-name="P1"><text:span text:style-name="T3">Período:</text:span><text:span text:style-name="T2"> 08/2017 a 02/2018.</text:span></text:p>
      <text:p text:style-name="P6">Atribuições do cargo:</text:p>
      <text:p text:style-name="P5">Desenvolvimento e manutenção de páginas do site institucional, TI: instalações e</text:p>
      <text:p text:style-name="P5">manutenções, apoio em salas de aula e reportar problemas de informática à Coordenadoria de</text:p>
      <text:p text:style-name="P5">Tecnologia da Informação.</text:p>
      <text:p text:style-name="P5"/>
      <text:p text:style-name="P1"><text:span text:style-name="T1">Links:</text:span><text:span text:style-name="T2"> </text:span></text:p>
      <text:p text:style-name="P2"><draw:frame draw:style-name="fr1" draw:name="image4.png" text:anchor-type="as-char" svg:width="0.529cm" svg:height="0.529cm" draw:z-index="0"><draw:image xlink:href="Pictures/10000000000002000000020069AA89FB0110699C.png" xlink:type="simple" xlink:show="embed" xlink:actuate="onLoad"/></draw:frame> <text:a xlink:type="simple" xlink:href="https://www.linkedin.com/in/mateus-inocentini-6029a2126/" text:style-name="Internet_20_link" text:visited-style-name="Visited_20_Internet_20_Link">https://www.linkedin.com/in/mateus-inocentini-6029a2126/</text:a></text:p>
      <text:p text:style-name="P2"><text:span text:style-name="T4"><draw:frame draw:style-name="fr1" draw:name="image2.png" text:anchor-type="as-char" svg:width="0.529cm" svg:height="0.529cm" draw:z-index="1"><draw:image xlink:href="Pictures/1000020100000100000001004AED169BB80E68F9.png" xlink:type="simple" xlink:show="embed" xlink:actuate="onLoad"/></draw:frame></text:span><text:span text:style-name="T4"> </text:span><text:a xlink:type="simple" xlink:href="https://github.com/inocentini" text:style-name="Internet_20_link" text:visited-style-name="Visited_20_Internet_20_Link">https://github.com/inocentini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cm" fo:margin-bottom="0.353cm" loext:contextual-spacing="false" fo:line-height="115%"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752cm" fo:background-color="#ffffff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2T18:39:22.672661646</dc:date>
    <meta:editing-duration>PT1M17S</meta:editing-duration>
    <meta:editing-cycles>2</meta:editing-cycles>
    <meta:document-statistic meta:table-count="0" meta:image-count="2" meta:object-count="0" meta:page-count="1" meta:paragraph-count="50" meta:word-count="310" meta:character-count="2367" meta:non-whitespace-character-count="2107"/>
  </office:meta>
</office:document-meta>
</file>